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06351847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044cm" svg:height="10cm" svg:x="0.048cm" svg:y="0cm">
          <draw:image xlink:href="Pictures/10000000000000E1000000E06351847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8:27:23.266348830</meta:creation-date>
    <dc:date>2025-03-21T08:29:03.563937215</dc:date>
    <meta:editing-duration>PT1M42S</meta:editing-duration>
    <meta:editing-cycles>1</meta:editing-cycles>
    <meta:document-statistic meta:object-count="1"/>
    <meta:generator>LibreOffice/24.2.6.2$Linux_X86_64 LibreOffice_project/420$Build-2</meta:generator>
  </office:meta>
</office:document-meta>
</file>